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3<text:span text:style-name="T4">e</text:span> année</text:p>
      <text:p text:style-name="P2"/>
      <text:p text:style-name="P2"><text:tab/>Pour notre projet de troisième année nous avons décidé de réaliser la réponse d'un système de sécurité dans le cas d'une intrusion et/ou d'un danger domestique.</text:p>
      <text:p text:style-name="P2"><text:tab/>Dans le cadre de ce projet la notion la plus importante est la <text:span text:style-name="T1">sécurité</text:span><text:span text:style-name="T2">.</text:span></text:p>
      <text:p text:style-name="P2"><text:tab/>Un utilisateur soucieux de sa sécurité ou de celle de ses proches installera divers dispositif comme :</text:p>
      <text:p text:style-name="P2"><text:tab/>• des alarmes</text:p>
      <text:p text:style-name="P2"><text:tab/>• des caméras</text:p>
      <text:p text:style-name="P2"><text:tab/>• des détecteurs d'ouvertures (porte / fenêtre)</text:p>
      <text:p text:style-name="P2"><text:tab/>• des détecteurs de fumé</text:p>
      <text:p text:style-name="P2"><text:tab/>• des détecteurs de CO<text:span text:style-name="T3">2</text:span><text:span text:style-name="T5"> </text:span></text:p>
      <text:p text:style-name="P2"><text:span text:style-name="T5"><text:tab/>• des détecteurs de mouvements</text:span></text:p>
      <text:p text:style-name="P2"><text:span text:style-name="T5">L'usager voudra en cas d'intrusion être prévenu, que la police soit prévenu. Si c'est une personne âgé qui est tombé par terre les pompiers devront être prévenu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0T16:13:14.27</meta:creation-date>
    <dc:date>2017-09-20T16:23:59.31</dc:date>
    <meta:editing-duration>PT10M4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15" meta:character-count="671"/>
  </office:meta>
</office:document-meta>
</file>